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12bfb8" officeooo:paragraph-rsid="0012bfb8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8pt" fo:font-style="italic" fo:font-weight="bold" officeooo:rsid="0013fdad" officeooo:paragraph-rsid="0013fda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2pt" fo:font-style="normal" fo:font-weight="normal" officeooo:rsid="0013fdad" officeooo:paragraph-rsid="0013fdad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normal" officeooo:rsid="0015b586" officeooo:paragraph-rsid="0015b58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normal" officeooo:rsid="00163c7b" officeooo:paragraph-rsid="0015b58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fo:font-weight="normal" officeooo:rsid="00163c7b" officeooo:paragraph-rsid="00163c7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163c7b" officeooo:paragraph-rsid="00168e8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168e8b" officeooo:paragraph-rsid="00168e8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18bfc3" officeooo:paragraph-rsid="0018bfc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95447" officeooo:paragraph-rsid="0019544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f2960" officeooo:paragraph-rsid="001f296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81d37" officeooo:paragraph-rsid="00181d3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rsid="001b2cb0" officeooo:paragraph-rsid="001b2cb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1f2960" officeooo:paragraph-rsid="001f296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5pt" fo:font-style="normal" fo:font-weight="normal" officeooo:rsid="00163c7b" officeooo:paragraph-rsid="00163c7b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text-properties fo:font-size="15pt" fo:font-style="normal" fo:font-weight="bold" officeooo:rsid="000d3e68" officeooo:paragraph-rsid="001c0158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text-properties fo:font-size="15pt" fo:font-style="normal" fo:font-weight="bold" officeooo:rsid="000d3e68" officeooo:paragraph-rsid="001db3ee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text-properties fo:font-size="15pt" fo:font-style="normal" fo:font-weight="bold" officeooo:rsid="000db7dd" officeooo:paragraph-rsid="00168e8b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text-properties fo:font-size="15pt" fo:font-style="normal" fo:font-weight="bold" officeooo:rsid="00163c7b" officeooo:paragraph-rsid="00163c7b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text-properties fo:font-size="15pt" fo:font-style="normal" fo:font-weight="bold" officeooo:rsid="0018bfc3" officeooo:paragraph-rsid="0018bfc3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5b586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0d3e68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8bfc3" style:font-size-asian="15pt" style:font-weight-asian="bold" style:font-size-complex="15pt" style:font-weight-complex="bold"/>
    </style:style>
    <style:style style:name="T8" style:family="text">
      <style:text-properties officeooo:rsid="00168e8b"/>
    </style:style>
    <style:style style:name="T9" style:family="text">
      <style:text-properties officeooo:rsid="0018bfc3"/>
    </style:style>
    <style:style style:name="T10" style:family="text">
      <style:text-properties officeooo:rsid="00195447"/>
    </style:style>
    <style:style style:name="T11" style:family="text">
      <style:text-properties officeooo:rsid="001b2cb0"/>
    </style:style>
    <style:style style:name="T12" style:family="text">
      <style:text-properties officeooo:rsid="001c0158"/>
    </style:style>
    <style:style style:name="T13" style:family="text">
      <style:text-properties officeooo:rsid="001db3ee"/>
    </style:style>
    <style:style style:name="T14" style:family="text">
      <style:text-properties officeooo:rsid="001f83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Books collection creation</text:p>
      <text:p text:style-name="P1"/>
      <text:p text:style-name="P1"><text:span text:style-name="T1">&gt;db.books.insert({b_isbn:101,b_name:"An Anonymous Girl",b_author:"Greer Hendricks",b_date:new Date("2019-01-08"),b_price:255,b_category:"A",b_features:['drama','thriller','suspense']});</text:span></text:p>
      <text:p text:style-name="P1"><text:span text:style-name="T1">&gt; db.books.insert({b_isbn:102,b_name:"Attitude is everything",b_author:"Jeff Keller",b_date:new Date("2019-06-12"),b_price:350,b_category:"A",b_features:['inspirational','informative','motivational']});</text:span></text:p>
      <text:p text:style-name="P1"><text:span text:style-name="T1">WriteResult({ "nInserted" : 1 })</text:span></text:p>
      <text:p text:style-name="P1"><text:span text:style-name="T1">&gt; db.books.insert({b_isbn:103,b_name:"Heads You Win",b_author:"Jeffry Archer",b_date:new Date("2018-05-15"),b_price:500,b_category:"B",b_features:['Historical fiction','Domestic fiction']});</text:span></text:p>
      <text:p text:style-name="P1"><text:span text:style-name="T1">WriteResult({ "nInserted" : 1 })</text:span></text:p>
      <text:p text:style-name="P1"><text:span text:style-name="T1">&gt; db.books.insert({b_isbn:104,b_name:"Nothing Ventured",b_author:"Jeffry Archer",b_date:new Date("2019-07-19"),b_price:600,b_category:"B",b_features:['fiction','mystery','saga']});</text:span></text:p>
      <text:p text:style-name="P1"><text:span text:style-name="T1">WriteResult({ "nInserted" : 1 })</text:span></text:p>
      <text:p text:style-name="P1"><text:span text:style-name="T1">&gt; db.books.insert({b_isbn:105,b_name:"Origin",b_author:"Dann Brown",b_date:new Date("2017-08-25"),b_price:750,b_category:"B",b_features:['crime fiction','mystery','thriller']});</text:span></text:p>
      <text:p text:style-name="P1"><text:span text:style-name="T1">WriteResult({ "nInserted" : 1 })</text:span></text:p>
      <text:p text:style-name="P1"><text:span text:style-name="T1">&gt; db.books.insert({b_isbn:106,b_name:"Da Vinci Code",b_author:"Dann Brown",b_date:new Date("2003-07-23"),b_price:550,b_category:"A",b_features:['conspiray <text:s/>fiction','detective fiction']});</text:span></text:p>
      <text:p text:style-name="P1"><text:span text:style-name="T1">WriteResult({ "nInserted" : 1 })</text:span></text:p>
      <text:p text:style-name="P1"><text:span text:style-name="T1">&gt; db.books.insert({b_isbn:107,b_name:"Five Point Someone",b_author:"Chetan Bhagat",b_date:new Date("2015-12-04"),b_price:500,b_category:"B",b_features:['inspirational']});</text:span></text:p>
      <text:p text:style-name="P1"><text:span text:style-name="T1">WriteResult({ "nInserted" : 1 })</text:span></text:p>
      <text:p text:style-name="P1"><text:span text:style-name="T1">&gt; db.books.insert({b_isbn:108,b_name:"The Girl in room 105",b_author:"Chetan Bhagat",b_date:new Date("2018-02-06"),b_price:780,b_category:"A",b_features:['mystery','engrossing','fiction']});</text:span></text:p>
      <text:p text:style-name="P1"><text:span text:style-name="T1">WriteResult({ "nInserted" : 1 })</text:span></text:p>
      <text:p text:style-name="P1"><text:span text:style-name="T1"/></text:p>
      <text:p text:style-name="P1"><text:span text:style-name="T1">&gt; db.books.find().pretty();</text:span></text:p>
      <text:p text:style-name="P1"><text:span text:style-name="T1">{</text:span></text:p>
      <text:p text:style-name="P1"><text:span text:style-name="T1"><text:tab/>"_id" : ObjectId("5dbe7059e5ab19d5bd1dd603"),</text:span></text:p>
      <text:p text:style-name="P1"><text:span text:style-name="T1"><text:tab/>"b_isbn" : 101,</text:span></text:p>
      <text:p text:style-name="P1"><text:span text:style-name="T1"><text:tab/>"b_name" : "An Anonymous Girl",</text:span></text:p>
      <text:p text:style-name="P1"><text:span text:style-name="T1"><text:tab/>"b_author" : "Greer Hendricks",</text:span></text:p>
      <text:p text:style-name="P1"><text:span text:style-name="T1"><text:tab/>"b_date" : ISODate("2019-01-08T00:00:00Z"),</text:span></text:p>
      <text:p text:style-name="P1"><text:span text:style-name="T1"><text:tab/>"b_price" : 255,</text:span></text:p>
      <text:p text:style-name="P1"><text:span text:style-name="T1"><text:tab/>"b_category" : "A",</text:span></text:p>
      <text:p text:style-name="P1"><text:span text:style-name="T1"><text:tab/>"b_features" : [</text:span></text:p>
      <text:p text:style-name="P1"><text:span text:style-name="T1"><text:tab/><text:tab/>"drama",</text:span></text:p>
      <text:p text:style-name="P1"><text:span text:style-name="T1"><text:tab/><text:tab/>"thriller",</text:span></text:p>
      <text:p text:style-name="P1"><text:span text:style-name="T1"><text:tab/><text:tab/>"suspense"</text:span></text:p>
      <text:p text:style-name="P1"><text:span text:style-name="T1"><text:tab/>]</text:span></text:p>
      <text:p text:style-name="P1"><text:span text:style-name="T1">}</text:span></text:p>
      <text:p text:style-name="P1"><text:span text:style-name="T1">{</text:span></text:p>
      <text:p text:style-name="P1"><text:span text:style-name="T1"><text:tab/>"_id" : ObjectId("5dbe73f8e5ab19d5bd1dd606"),</text:span></text:p>
      <text:p text:style-name="P1"><text:span text:style-name="T1"><text:tab/>"b_isbn" : 102,</text:span></text:p>
      <text:p text:style-name="P1"><text:span text:style-name="T1"><text:tab/>"b_name" : "Attitude is everything",</text:span></text:p>
      <text:p text:style-name="P1"><text:span text:style-name="T1"><text:tab/>"b_author" : "Jeff Keller",</text:span></text:p>
      <text:p text:style-name="P1"><text:soft-page-break/><text:span text:style-name="T1"><text:tab/>"b_date" : ISODate("2019-06-12T00:00:00Z"),</text:span></text:p>
      <text:p text:style-name="P1"><text:span text:style-name="T1"><text:tab/>"b_price" : 350,</text:span></text:p>
      <text:p text:style-name="P1"><text:span text:style-name="T1"><text:tab/>"b_category" : "A",</text:span></text:p>
      <text:p text:style-name="P1"><text:span text:style-name="T1"><text:tab/>"b_features" : [</text:span></text:p>
      <text:p text:style-name="P1"><text:span text:style-name="T1"><text:tab/><text:tab/>"inspirational",</text:span></text:p>
      <text:p text:style-name="P1"><text:span text:style-name="T1"><text:tab/><text:tab/>"informative",</text:span></text:p>
      <text:p text:style-name="P1"><text:span text:style-name="T1"><text:tab/><text:tab/>"motivational"</text:span></text:p>
      <text:p text:style-name="P1"><text:span text:style-name="T1"><text:tab/>]</text:span></text:p>
      <text:p text:style-name="P1"><text:span text:style-name="T1">}</text:span></text:p>
      <text:p text:style-name="P1"><text:span text:style-name="T1">{</text:span></text:p>
      <text:p text:style-name="P1"><text:span text:style-name="T1"><text:tab/>"_id" : ObjectId("5dbe7438e5ab19d5bd1dd607"),</text:span></text:p>
      <text:p text:style-name="P1"><text:span text:style-name="T1"><text:tab/>"b_isbn" : 103,</text:span></text:p>
      <text:p text:style-name="P1"><text:span text:style-name="T1"><text:tab/>"b_name" : "Heads You Win",</text:span></text:p>
      <text:p text:style-name="P1"><text:span text:style-name="T1"><text:tab/>"b_author" : "Jeffry Archer",</text:span></text:p>
      <text:p text:style-name="P1"><text:span text:style-name="T1"><text:tab/>"b_date" : ISODate("2018-05-15T00:00:00Z"),</text:span></text:p>
      <text:p text:style-name="P1"><text:span text:style-name="T1"><text:tab/>"b_price" : 500,</text:span></text:p>
      <text:p text:style-name="P1"><text:span text:style-name="T1"><text:tab/>"b_category" : "B",</text:span></text:p>
      <text:p text:style-name="P1"><text:span text:style-name="T1"><text:tab/>"b_features" : [</text:span></text:p>
      <text:p text:style-name="P1"><text:span text:style-name="T1"><text:tab/><text:tab/>"Historical fiction",</text:span></text:p>
      <text:p text:style-name="P1"><text:span text:style-name="T1"><text:tab/><text:tab/>"Domestic fiction"</text:span></text:p>
      <text:p text:style-name="P1"><text:span text:style-name="T1"><text:tab/>]</text:span></text:p>
      <text:p text:style-name="P1"><text:span text:style-name="T1">}</text:span></text:p>
      <text:p text:style-name="P1"><text:span text:style-name="T1">{</text:span></text:p>
      <text:p text:style-name="P1"><text:span text:style-name="T1"><text:tab/>"_id" : ObjectId("5dbe7483e5ab19d5bd1dd608"),</text:span></text:p>
      <text:p text:style-name="P1"><text:span text:style-name="T1"><text:tab/>"b_isbn" : 104,</text:span></text:p>
      <text:p text:style-name="P1"><text:span text:style-name="T1"><text:tab/>"b_name" : "Nothing Ventured",</text:span></text:p>
      <text:p text:style-name="P1"><text:span text:style-name="T1"><text:tab/>"b_author" : "Jeffry Archer",</text:span></text:p>
      <text:p text:style-name="P1"><text:span text:style-name="T1"><text:tab/>"b_date" : ISODate("2019-07-19T00:00:00Z"),</text:span></text:p>
      <text:p text:style-name="P1"><text:span text:style-name="T1"><text:tab/>"b_price" : 600,</text:span></text:p>
      <text:p text:style-name="P1"><text:span text:style-name="T1"><text:tab/>"b_category" : "B",</text:span></text:p>
      <text:p text:style-name="P1"><text:span text:style-name="T1"><text:tab/>"b_features" : [</text:span></text:p>
      <text:p text:style-name="P1"><text:span text:style-name="T1"><text:tab/><text:tab/>"fiction",</text:span></text:p>
      <text:p text:style-name="P1"><text:span text:style-name="T1"><text:tab/><text:tab/>"mystery",</text:span></text:p>
      <text:p text:style-name="P1"><text:span text:style-name="T1"><text:tab/><text:tab/>"saga"</text:span></text:p>
      <text:p text:style-name="P1"><text:span text:style-name="T1"><text:tab/>]</text:span></text:p>
      <text:p text:style-name="P1"><text:span text:style-name="T1">}</text:span></text:p>
      <text:p text:style-name="P1"><text:span text:style-name="T1">{</text:span></text:p>
      <text:p text:style-name="P1"><text:span text:style-name="T1"><text:tab/>"_id" : ObjectId("5dbe74dee5ab19d5bd1dd609"),</text:span></text:p>
      <text:p text:style-name="P1"><text:span text:style-name="T1"><text:tab/>"b_isbn" : 105,</text:span></text:p>
      <text:p text:style-name="P1"><text:span text:style-name="T1"><text:tab/>"b_name" : "Origin",</text:span></text:p>
      <text:p text:style-name="P1"><text:span text:style-name="T1"><text:tab/>"b_author" : "Dann Brown",</text:span></text:p>
      <text:p text:style-name="P1"><text:span text:style-name="T1"><text:tab/>"b_date" : ISODate("2017-08-25T00:00:00Z"),</text:span></text:p>
      <text:p text:style-name="P1"><text:span text:style-name="T1"><text:tab/>"b_price" : 750,</text:span></text:p>
      <text:p text:style-name="P1"><text:span text:style-name="T1"><text:tab/>"b_category" : "B",</text:span></text:p>
      <text:p text:style-name="P1"><text:span text:style-name="T1"><text:tab/>"b_features" : [</text:span></text:p>
      <text:p text:style-name="P1"><text:span text:style-name="T1"><text:tab/><text:tab/>"crime fiction",</text:span></text:p>
      <text:p text:style-name="P1"><text:span text:style-name="T1"><text:tab/><text:tab/>"mystery",</text:span></text:p>
      <text:p text:style-name="P1"><text:span text:style-name="T1"><text:tab/><text:tab/>"thriller"</text:span></text:p>
      <text:p text:style-name="P1"><text:span text:style-name="T1"><text:tab/>]</text:span></text:p>
      <text:p text:style-name="P1"><text:span text:style-name="T1">}</text:span></text:p>
      <text:p text:style-name="P1"><text:span text:style-name="T1">{</text:span></text:p>
      <text:p text:style-name="P1"><text:span text:style-name="T1"><text:tab/>"_id" : ObjectId("5dbe7536e5ab19d5bd1dd60a"),</text:span></text:p>
      <text:p text:style-name="P1"><text:soft-page-break/><text:span text:style-name="T1"><text:tab/>"b_isbn" : 106,</text:span></text:p>
      <text:p text:style-name="P1"><text:span text:style-name="T1"><text:tab/>"b_name" : "Da Vinci Code",</text:span></text:p>
      <text:p text:style-name="P1"><text:span text:style-name="T1"><text:tab/>"b_author" : "Dann Brown",</text:span></text:p>
      <text:p text:style-name="P1"><text:span text:style-name="T1"><text:tab/>"b_date" : ISODate("2003-07-23T00:00:00Z"),</text:span></text:p>
      <text:p text:style-name="P1"><text:span text:style-name="T1"><text:tab/>"b_price" : 550,</text:span></text:p>
      <text:p text:style-name="P1"><text:span text:style-name="T1"><text:tab/>"b_category" : "A",</text:span></text:p>
      <text:p text:style-name="P1"><text:span text:style-name="T1"><text:tab/>"b_features" : [</text:span></text:p>
      <text:p text:style-name="P1"><text:span text:style-name="T1"><text:tab/><text:tab/>"conspiray <text:s/>fiction",</text:span></text:p>
      <text:p text:style-name="P1"><text:span text:style-name="T1"><text:tab/><text:tab/>"detective fiction"</text:span></text:p>
      <text:p text:style-name="P1"><text:span text:style-name="T1"><text:tab/>]</text:span></text:p>
      <text:p text:style-name="P1"><text:span text:style-name="T1">}</text:span></text:p>
      <text:p text:style-name="P1"><text:span text:style-name="T1">{</text:span></text:p>
      <text:p text:style-name="P1"><text:span text:style-name="T1"><text:tab/>"_id" : ObjectId("5dbe75dde5ab19d5bd1dd60b"),</text:span></text:p>
      <text:p text:style-name="P1"><text:span text:style-name="T1"><text:tab/>"b_isbn" : 107,</text:span></text:p>
      <text:p text:style-name="P1"><text:span text:style-name="T1"><text:tab/>"b_name" : "Five Point Someone",</text:span></text:p>
      <text:p text:style-name="P1"><text:span text:style-name="T1"><text:tab/>"b_author" : "Chetan Bhagat",</text:span></text:p>
      <text:p text:style-name="P1"><text:span text:style-name="T1"><text:tab/>"b_date" : ISODate("2015-12-04T00:00:00Z"),</text:span></text:p>
      <text:p text:style-name="P1"><text:span text:style-name="T1"><text:tab/>"b_price" : 500,</text:span></text:p>
      <text:p text:style-name="P1"><text:span text:style-name="T1"><text:tab/>"b_category" : "B",</text:span></text:p>
      <text:p text:style-name="P1"><text:span text:style-name="T1"><text:tab/>"b_features" : [</text:span></text:p>
      <text:p text:style-name="P1"><text:span text:style-name="T1"><text:tab/><text:tab/>"inspirational"</text:span></text:p>
      <text:p text:style-name="P1"><text:span text:style-name="T1"><text:tab/>]</text:span></text:p>
      <text:p text:style-name="P1"><text:span text:style-name="T1">}</text:span></text:p>
      <text:p text:style-name="P1"><text:span text:style-name="T1">{</text:span></text:p>
      <text:p text:style-name="P1"><text:span text:style-name="T1"><text:tab/>"_id" : ObjectId("5dbe7621e5ab19d5bd1dd60c"),</text:span></text:p>
      <text:p text:style-name="P1"><text:span text:style-name="T1"><text:tab/>"b_isbn" : 108,</text:span></text:p>
      <text:p text:style-name="P1"><text:span text:style-name="T1"><text:tab/>"b_name" : "The Girl in room 105",</text:span></text:p>
      <text:p text:style-name="P1"><text:span text:style-name="T1"><text:tab/>"b_author" : "Chetan Bhagat",</text:span></text:p>
      <text:p text:style-name="P1"><text:span text:style-name="T1"><text:tab/>"b_date" : ISODate("2018-02-06T00:00:00Z"),</text:span></text:p>
      <text:p text:style-name="P1"><text:span text:style-name="T1"><text:tab/>"b_price" : 780,</text:span></text:p>
      <text:p text:style-name="P1"><text:span text:style-name="T1"><text:tab/>"b_category" : "A",</text:span></text:p>
      <text:p text:style-name="P1"><text:span text:style-name="T1"><text:tab/>"b_features" : [</text:span></text:p>
      <text:p text:style-name="P1"><text:span text:style-name="T1"><text:tab/><text:tab/>"mystery",</text:span></text:p>
      <text:p text:style-name="P1"><text:span text:style-name="T1"><text:tab/><text:tab/>"engrossing",</text:span></text:p>
      <text:p text:style-name="P1"><text:span text:style-name="T1"><text:tab/><text:tab/>"fiction"</text:span></text:p>
      <text:p text:style-name="P1"><text:span text:style-name="T1"><text:tab/>]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2">2)Index status before creation of extra indexes</text:p>
      <text:p text:style-name="P3">&gt; db.books.getIndexes();</text:p>
      <text:p text:style-name="P3">[</text:p>
      <text:p text:style-name="P3"><text:tab/>{</text:p>
      <text:p text:style-name="P3"><text:tab/><text:tab/>"v" : 2,</text:p>
      <text:p text:style-name="P3"><text:tab/><text:tab/>"key" : {</text:p>
      <text:p text:style-name="P3"><text:tab/><text:tab/><text:tab/>"_id" : 1</text:p>
      <text:p text:style-name="P3"><text:tab/><text:tab/>},</text:p>
      <text:p text:style-name="P3"><text:tab/><text:tab/>"name" : "_id_",</text:p>
      <text:p text:style-name="P3"><text:tab/><text:tab/>"ns" : "aditi.books"</text:p>
      <text:p text:style-name="P3"><text:tab/>}</text:p>
      <text:p text:style-name="P3">]</text:p>
      <text:p text:style-name="P3"/>
      <text:p text:style-name="P3"><text:soft-page-break/><text:tab/><text:span text:style-name="T4">2.1)Single Index on b_name</text:span></text:p>
      <text:p text:style-name="P3"><text:span text:style-name="T4"><text:tab/></text:span>&gt; db.books.createIndex({b_name: 1},{name:"book_name_index"});</text:p>
      <text:p text:style-name="P3">{</text:p>
      <text:p text:style-name="P3"><text:tab/>"createdCollectionAutomatically" : false,</text:p>
      <text:p text:style-name="P3"><text:tab/>"numIndexesBefore" : 1,</text:p>
      <text:p text:style-name="P3"><text:tab/>"numIndexesAfter" : 2,</text:p>
      <text:p text:style-name="P3"><text:tab/>"ok" : 1</text:p>
      <text:p text:style-name="P3">}</text:p>
      <text:p text:style-name="P3"><text:tab/><text:span text:style-name="T4">2.2)Partial Indexes on price</text:span></text:p>
      <text:p text:style-name="P3">&gt; db.books.createIndex({b_price: -1},{partialFilterExpression:{b_price: {$gt: 500 } } });</text:p>
      <text:p text:style-name="P3">{</text:p>
      <text:p text:style-name="P3"><text:tab/>"createdCollectionAutomatically" : false,</text:p>
      <text:p text:style-name="P3"><text:tab/>"numIndexesBefore" : 2,</text:p>
      <text:p text:style-name="P3"><text:tab/>"numIndexesAfter" : 3,</text:p>
      <text:p text:style-name="P3"><text:tab/>"ok" : 1</text:p>
      <text:p text:style-name="P3">}</text:p>
      <text:p text:style-name="P3"><text:tab/><text:span text:style-name="T4">2.3)Compound Index on author and date</text:span></text:p>
      <text:p text:style-name="P3">&gt; db.books.createIndex({b_author: 1, b_date: -1});</text:p>
      <text:p text:style-name="P3">{</text:p>
      <text:p text:style-name="P3"><text:tab/>"createdCollectionAutomatically" : false,</text:p>
      <text:p text:style-name="P3"><text:tab/>"numIndexesBefore" : 3,</text:p>
      <text:p text:style-name="P3"><text:tab/>"numIndexesAfter" : 4,</text:p>
      <text:p text:style-name="P3"><text:tab/>"ok" : 1</text:p>
      <text:p text:style-name="P3">}</text:p>
      <text:p text:style-name="P3"><text:tab/><text:span text:style-name="T4">2.4)Unique Index on isbn</text:span></text:p>
      <text:p text:style-name="P3">&gt; db.books.createIndex({b_isbn: 1}, {unique:true});</text:p>
      <text:p text:style-name="P3">{</text:p>
      <text:p text:style-name="P3"><text:tab/>"createdCollectionAutomatically" : false,</text:p>
      <text:p text:style-name="P3"><text:tab/>"numIndexesBefore" : 4,</text:p>
      <text:p text:style-name="P3"><text:tab/>"numIndexesAfter" : 5,</text:p>
      <text:p text:style-name="P3"><text:tab/>"ok" : 1</text:p>
      <text:p text:style-name="P3">}</text:p>
      <text:p text:style-name="P3"/>
      <text:p text:style-name="P3"><text:tab/><text:span text:style-name="T4">2.5)Saprse Index</text:span></text:p>
      <text:p text:style-name="P3">Just put {sparse:true}. Allows to create Indexes on the documnets tat return null value.</text:p>
      <text:p text:style-name="P3"/>
      <text:p text:style-name="P3"><text:tab/><text:span text:style-name="T5">2.6)List of all indexes</text:span></text:p>
      <text:p text:style-name="P4">&gt; db.books.getIndexes();</text:p>
      <text:p text:style-name="P4">[</text:p>
      <text:p text:style-name="P4"><text:tab/>{</text:p>
      <text:p text:style-name="P4"><text:tab/><text:tab/>"v" : 2,</text:p>
      <text:p text:style-name="P4"><text:tab/><text:tab/>"key" : {</text:p>
      <text:p text:style-name="P4"><text:tab/><text:tab/><text:tab/>"_id" : 1</text:p>
      <text:p text:style-name="P4"><text:tab/><text:tab/>},</text:p>
      <text:p text:style-name="P4"><text:tab/><text:tab/>"name" : "_id_",</text:p>
      <text:p text:style-name="P4"><text:tab/><text:tab/>"ns" : "aditi.books"</text:p>
      <text:p text:style-name="P4"><text:tab/>},</text:p>
      <text:p text:style-name="P4"><text:tab/>{</text:p>
      <text:p text:style-name="P4"><text:tab/><text:tab/>"v" : 2,</text:p>
      <text:p text:style-name="P4"><text:tab/><text:tab/>"key" : {</text:p>
      <text:p text:style-name="P4"><text:tab/><text:tab/><text:tab/>"b_name" : 1</text:p>
      <text:p text:style-name="P4"><text:soft-page-break/><text:tab/><text:tab/>},</text:p>
      <text:p text:style-name="P4"><text:tab/><text:tab/>"name" : "book_name_index",</text:p>
      <text:p text:style-name="P4"><text:tab/><text:tab/>"ns" : "aditi.books"</text:p>
      <text:p text:style-name="P4"><text:tab/>},</text:p>
      <text:p text:style-name="P4"><text:tab/>{</text:p>
      <text:p text:style-name="P4"><text:tab/><text:tab/>"v" : 2,</text:p>
      <text:p text:style-name="P4"><text:tab/><text:tab/>"key" : {</text:p>
      <text:p text:style-name="P4"><text:tab/><text:tab/><text:tab/>"b_price" : -1</text:p>
      <text:p text:style-name="P4"><text:tab/><text:tab/>},</text:p>
      <text:p text:style-name="P4"><text:tab/><text:tab/>"name" : "b_price_-1",</text:p>
      <text:p text:style-name="P4"><text:tab/><text:tab/>"ns" : "aditi.books",</text:p>
      <text:p text:style-name="P4"><text:tab/><text:tab/>"partialFilterExpression" : {</text:p>
      <text:p text:style-name="P4"><text:tab/><text:tab/><text:tab/>"b_price" : {</text:p>
      <text:p text:style-name="P4"><text:tab/><text:tab/><text:tab/><text:tab/>"$gt" : 500</text:p>
      <text:p text:style-name="P4"><text:tab/><text:tab/><text:tab/>}</text:p>
      <text:p text:style-name="P4"><text:tab/><text:tab/>}</text:p>
      <text:p text:style-name="P4"><text:tab/>},</text:p>
      <text:p text:style-name="P4"><text:tab/>{</text:p>
      <text:p text:style-name="P4"><text:tab/><text:tab/>"v" : 2,</text:p>
      <text:p text:style-name="P4"><text:tab/><text:tab/>"key" : {</text:p>
      <text:p text:style-name="P4"><text:tab/><text:tab/><text:tab/>"b_author" : 1,</text:p>
      <text:p text:style-name="P4"><text:tab/><text:tab/><text:tab/>"b_date" : -1</text:p>
      <text:p text:style-name="P4"><text:tab/><text:tab/>},</text:p>
      <text:p text:style-name="P4"><text:tab/><text:tab/>"name" : "b_author_1_b_date_-1",</text:p>
      <text:p text:style-name="P4"><text:tab/><text:tab/>"ns" : "aditi.books"</text:p>
      <text:p text:style-name="P4"><text:tab/>},</text:p>
      <text:p text:style-name="P4"><text:tab/>{</text:p>
      <text:p text:style-name="P4"><text:tab/><text:tab/>"v" : 2,</text:p>
      <text:p text:style-name="P4"><text:tab/><text:tab/>"unique" : true,</text:p>
      <text:p text:style-name="P4"><text:tab/><text:tab/>"key" : {</text:p>
      <text:p text:style-name="P4"><text:tab/><text:tab/><text:tab/>"b_isbn" : 1</text:p>
      <text:p text:style-name="P4"><text:tab/><text:tab/>},</text:p>
      <text:p text:style-name="P4"><text:tab/><text:tab/>"name" : "b_isbn_1",</text:p>
      <text:p text:style-name="P4"><text:tab/><text:tab/>"ns" : "aditi.books"</text:p>
      <text:p text:style-name="P4"><text:tab/>}</text:p>
      <text:p text:style-name="P4">]</text:p>
      <text:p text:style-name="P4">&gt;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tab/><text:tab/><text:tab/><text:tab/><text:tab/><text:span text:style-name="T2">AGGREGATION</text:span></text:p>
      <text:p text:style-name="P15"><text:span text:style-name="T3">1)Total books by each author</text:span></text:p>
      <text:p text:style-name="P6">&gt; db.books.aggregate([</text:p>
      <text:p text:style-name="P6">... { $group : { _id:"$b_author", totalbooks : { $sum: 1} } } </text:p>
      <text:p text:style-name="P6">... ])</text:p>
      <text:p text:style-name="P6">{ "_id" : "Chetan Bhagat", "totalbooks" : 2 }</text:p>
      <text:p text:style-name="P6">{ "_id" : "Greer Hendricks", "totalbooks" : 1 }</text:p>
      <text:p text:style-name="P6">{ "_id" : "Jeffry Archer", "totalbooks" : 2 }</text:p>
      <text:p text:style-name="P6">{ "_id" : "Jeff Keller", "totalbooks" : 1 }</text:p>
      <text:p text:style-name="P6">{ "_id" : "Dann Brown", "totalbooks" : 2 }</text:p>
      <text:p text:style-name="P6">&gt;</text:p>
      <text:p text:style-name="P6"/>
      <text:p text:style-name="P19">2)Worth of books of each author<text:span text:style-name="T8">(display the sum of price for each author)</text:span></text:p>
      <text:p text:style-name="P8">&gt; db.books.aggregate([</text:p>
      <text:p text:style-name="P8">... { $group : { _id: "$b_author", totalcost : { $sum :"$b_price" } } }</text:p>
      <text:p text:style-name="P8">... ])</text:p>
      <text:p text:style-name="P8">{ "_id" : "Chetan Bhagat", "totalcost" : 1280 }</text:p>
      <text:p text:style-name="P8">{ "_id" : "Greer Hendricks", "totalcost" : 255 }</text:p>
      <text:p text:style-name="P8">{ "_id" : "Jeffry Archer", "totalcost" : 1100 }</text:p>
      <text:p text:style-name="P8">{ "_id" : "Jeff Keller", "totalcost" : 350 }</text:p>
      <text:p text:style-name="P8">{ "_id" : "Dann Brown", "totalcost" : 1300 }</text:p>
      <text:p text:style-name="P8">&gt;</text:p>
      <text:p text:style-name="P19"/>
      <text:p text:style-name="P19">3)All books of myster<text:span text:style-name="T8">y</text:span> category with price greater than <text:span text:style-name="T8">6</text:span>00</text:p>
      <text:p text:style-name="P12">&gt; db.books.aggregate([</text:p>
      <text:p text:style-name="P12">... { $match : {b_features:"mystery" , b_price: {$gte : 600} } }, </text:p>
      <text:p text:style-name="P12">... { $sort : { b_price: -1 } },</text:p>
      <text:p text:style-name="P12">... { $project : { b_name: 1, b_author: 1, b_price: 1, b_category : 1 } }</text:p>
      <text:p text:style-name="P12">... ])</text:p>
      <text:p text:style-name="P12">{ "_id" : ObjectId("5dbe7621e5ab19d5bd1dd60c"), "b_name" : "The Girl in room 105", "b_author" : "Chetan Bhagat", "b_price" : 780, "b_category" : "A" }</text:p>
      <text:p text:style-name="P12">{ "_id" : ObjectId("5dbe74dee5ab19d5bd1dd609"), "b_name" : "Origin", "b_author" : "Dann Brown", "b_price" : 750, "b_category" : "B" }</text:p>
      <text:p text:style-name="P12">{ "_id" : ObjectId("5dbe7483e5ab19d5bd1dd608"), "b_name" : "Nothing Ventured", "b_author" : "Jeffry Archer", "b_price" : 600, "b_category" : "B" }</text:p>
      <text:p text:style-name="P12">&gt; </text:p>
      <text:p text:style-name="P19">4)Top 3 costliest books</text:p>
      <text:p text:style-name="P9">&gt; db.books.aggregate([ { $sort: {b_price: -1 } }, { $limit: 3} ])</text:p>
      <text:p text:style-name="P9">{ "_id" : ObjectId("5dbe7621e5ab19d5bd1dd60c"), "b_isbn" : 108, "b_name" : "The Girl in room 105", "b_author" : "Chetan Bhagat", "b_date" : ISODate("2018-02-06T00:00:00Z"), "b_price" : 780, "b_category" : "A", "b_features" : [ "mystery", "engrossing", "fiction" ] }</text:p>
      <text:p text:style-name="P9">{ "_id" : ObjectId("5dbe74dee5ab19d5bd1dd609"), "b_isbn" : 105, "b_name" : "Origin", "b_author" : "Dann Brown", "b_date" : ISODate("2017-08-25T00:00:00Z"), "b_price" : 750, "b_category" : "B", "b_features" : [ "crime fiction", "mystery", "thriller" ] }</text:p>
      <text:p text:style-name="P9">{ "_id" : ObjectId("5dbe7483e5ab19d5bd1dd608"), "b_isbn" : 104, "b_name" : "Nothing Ventured", "b_author" : "Jeffry Archer", "b_date" : ISODate("2019-07-19T00:00:00Z"), "b_price" : 600, "b_category" : "B", "b_features" : [ "fiction", "mystery", "saga" ] }</text:p>
      <text:p text:style-name="P9">&gt; </text:p>
      <text:p text:style-name="P7"/>
      <text:p text:style-name="P7"><text:soft-page-break/><text:span text:style-name="T4">5</text:span><text:span text:style-name="T6">) Sort books in ascending order according the ISBN (</text:span><text:span text:style-name="T7">skip first 3</text:span><text:span text:style-name="T6">)</text:span></text:p>
      <text:p text:style-name="P9">&gt; db.books.aggregate([ { $sort: {b_isbn: 1 } }, { $skip: 3} ])</text:p>
      <text:p text:style-name="P9">{ "_id" : ObjectId("5dbe7483e5ab19d5bd1dd608"), "b_isbn" : 104, "b_name" : "Nothing Ventured", "b_author" : "Jeffry Archer", "b_date" : ISODate("2019-07-19T00:00:00Z"), "b_price" : 600, "b_category" : "B", "b_features" : [ "fiction", "mystery", "saga" ] }</text:p>
      <text:p text:style-name="P9">{ "_id" : ObjectId("5dbe74dee5ab19d5bd1dd609"), "b_isbn" : 105, "b_name" : "Origin", "b_author" : "Dann Brown", "b_date" : ISODate("2017-08-25T00:00:00Z"), "b_price" : 750, "b_category" : "B", "b_features" : [ "crime fiction", "mystery", "thriller" ] }</text:p>
      <text:p text:style-name="P9">{ "_id" : ObjectId("5dbe7536e5ab19d5bd1dd60a"), "b_isbn" : 106, "b_name" : "Da Vinci Code", "b_author" : "Dann Brown", "b_date" : ISODate("2003-07-23T00:00:00Z"), "b_price" : 550, "b_category" : "A", "b_features" : [ "conspiray <text:s/>fiction", "detective fiction" ] }</text:p>
      <text:p text:style-name="P9">{ "_id" : ObjectId("5dbe75dde5ab19d5bd1dd60b"), "b_isbn" : 107, "b_name" : "Five Point Someone", "b_author" : "Chetan Bhagat", "b_date" : ISODate("2015-12-04T00:00:00Z"), "b_price" : 500, "b_category" : "B", "b_features" : [ "inspirational" ] }</text:p>
      <text:p text:style-name="P9">{ "_id" : ObjectId("5dbe7621e5ab19d5bd1dd60c"), "b_isbn" : 108, "b_name" : "The Girl in room 105", "b_author" : "Chetan Bhagat", "b_date" : ISODate("2018-02-06T00:00:00Z"), "b_price" : 780, "b_category" : "A", "b_features" : [ "mystery", "engrossing", "fiction" ] }</text:p>
      <text:p text:style-name="P9">&gt; </text:p>
      <text:p text:style-name="P18"/>
      <text:p text:style-name="P20">6)Find number of books in each category <text:span text:style-name="T10">and display the total and avg price of books</text:span></text:p>
      <text:p text:style-name="P10">&gt; db.books.aggregate([ {$group: { _id:"$b_category", totalbooks: {$sum: 1}, totalcost: {$sum:"$b_price" }, average: {$avg:{$sum:"$b_price"} } } } <text:s/>])</text:p>
      <text:p text:style-name="P10">{ "_id" : "B", "totalbooks" : 4, "totalcost" : 2350, "average" : 587.5 }</text:p>
      <text:p text:style-name="P10">{ "_id" : "A", "totalbooks" : 4, "totalcost" : 1935, "average" : 483.75 }</text:p>
      <text:p text:style-name="P20"/>
      <text:p text:style-name="P18"><text:span text:style-name="T11">7</text:span>) Display max price of books in each category</text:p>
      <text:p text:style-name="P13">... {$group: { _id:"$b_category", count: {$sum: 1 }, maximum: {$max:"$b_price"} } }</text:p>
      <text:p text:style-name="P13">... ])</text:p>
      <text:p text:style-name="P13">{ "_id" : "B", "count" : 4, "maximum" : 750 }</text:p>
      <text:p text:style-name="P13">{ "_id" : "A", "count" : 4, "maximum" : 780 }</text:p>
      <text:p text:style-name="P13">&gt;</text:p>
      <text:p text:style-name="P13"/>
      <text:p text:style-name="P16"><text:span text:style-name="T12">8</text:span>) Display top <text:span text:style-name="T13">2</text:span> books of <text:span text:style-name="T13">mystery.</text:span></text:p>
      <text:p text:style-name="P11">&gt; db.books.aggregate([ {$match:{b_features:"mystery"}},{$sort: {b_isbn: 1}}, {$project:{b_name:1, b_price: 1, b_isbn:1, b_features: 1}},{$limit: 2} ])</text:p>
      <text:p text:style-name="P11">{ "_id" : ObjectId("5dbe7483e5ab19d5bd1dd608"), "b_isbn" : 104, "b_name" : "Nothing Ventured", "b_price" : 600, "b_features" : [ "fiction", "mystery", "saga" ] }</text:p>
      <text:p text:style-name="P11">{ "_id" : ObjectId("5dbe74dee5ab19d5bd1dd609"), "b_isbn" : 105, "b_name" : "Origin", "b_price" : 750, "b_features" : [ "crime fiction", "mystery", "thriller" ] }</text:p>
      <text:p text:style-name="P11">&gt; </text:p>
      <text:p text:style-name="P17"><text:span text:style-name="T13">9</text:span>) Display books in Descending order according to ISBN(display ISBN,author)</text:p>
      <text:p text:style-name="P11">&gt; db.books.aggregate([</text:p>
      <text:p text:style-name="P11">... {$sort: {b_isbn:-1, b_author: 1}},</text:p>
      <text:p text:style-name="P11">... {$project: {b_isbn: 1, b_name: 1, b_author: 1}}</text:p>
      <text:p text:style-name="P11">... ])</text:p>
      <text:p text:style-name="P11">{ "_id" : ObjectId("5dbe7621e5ab19d5bd1dd60c"), "b_isbn" : 108, "b_name" : "The Girl in room 105", "b_author" : "Chetan Bhagat" }</text:p>
      <text:p text:style-name="P11"><text:soft-page-break/>{ "_id" : ObjectId("5dbe75dde5ab19d5bd1dd60b"), "b_isbn" : 107, "b_name" : "Five Point Someone", "b_author" : "Chetan Bhagat" }</text:p>
      <text:p text:style-name="P11">{ "_id" : ObjectId("5dbe7536e5ab19d5bd1dd60a"), "b_isbn" : 106, "b_name" : "Da Vinci Code", "b_author" : "Dann Brown" }</text:p>
      <text:p text:style-name="P11">{ "_id" : ObjectId("5dbe74dee5ab19d5bd1dd609"), "b_isbn" : 105, "b_name" : "Origin", "b_author" : "Dann Brown" }</text:p>
      <text:p text:style-name="P11">{ "_id" : ObjectId("5dbe7483e5ab19d5bd1dd608"), "b_isbn" : 104, "b_name" : "Nothing Ventured", "b_author" : "Jeffry Archer" }</text:p>
      <text:p text:style-name="P11">{ "_id" : ObjectId("5dbe7438e5ab19d5bd1dd607"), "b_isbn" : 103, "b_name" : "Heads You Win", "b_author" : "Jeffry Archer" }</text:p>
      <text:p text:style-name="P11">{ "_id" : ObjectId("5dbe73f8e5ab19d5bd1dd606"), "b_isbn" : 102, "b_name" : "Attitude is everything", "b_author" : "Jeff Keller" }</text:p>
      <text:p text:style-name="P11">{ "_id" : ObjectId("5dbe7059e5ab19d5bd1dd603"), "b_isbn" : 101, "b_name" : "An Anonymous Girl", "b_author" : "Greer Hendricks" }</text:p>
      <text:p text:style-name="P11">&gt; </text:p>
      <text:p text:style-name="P17"><text:span text:style-name="T13">10</text:span>) Display total books of all authors of fiction(category <text:span text:style-name="T14">A</text:span>)</text:p>
      <text:p text:style-name="P14">&gt; db.books.aggregate([</text:p>
      <text:p text:style-name="P14">... {$match: {b_category:"A"}},</text:p>
      <text:p text:style-name="P14">... {$group: {_id:"$b_author", count: {$sum: 1}}}</text:p>
      <text:p text:style-name="P14">... ])</text:p>
      <text:p text:style-name="P14">{ "_id" : "Dann Brown", "count" : 1 }</text:p>
      <text:p text:style-name="P14">{ "_id" : "Jeff Keller", "count" : 1 }</text:p>
      <text:p text:style-name="P14">{ "_id" : "Chetan Bhagat", "count" : 1 }</text:p>
      <text:p text:style-name="P14">{ "_id" : "Greer Hendricks", "count" : 1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2:23:18.641344928</meta:creation-date>
    <dc:date>2019-11-03T16:14:16.940117413</dc:date>
    <meta:editing-duration>PT11M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8" meta:paragraph-count="306" meta:word-count="1567" meta:character-count="11844" meta:non-whitespace-character-count="10322"/>
  </office:meta>
</office:document-meta>
</file>